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Contex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ontext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ontext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createWorkspaceDirectory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Context.createSharedLibraryDirect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ontext.getTmp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Context.createComponentRootDir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Context.getComponentRootDir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Contex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ontext.getJbi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ComponentInstallationDir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vironmentContext.setDeploymentDir( File deploymen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ServiceAssemblie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registerComponent( ComponentMBeanImpl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registerComponent( ComponentEnvironment result , ComponentMBeanImpl connec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nvironmentContext.getNewComponentInstallationDir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vironmentContext.removeComponentRootDirectory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vironmentContext.unreregister( ComponentMBeanImpl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ServiceAssemblyEnvironment( String s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vironmentContext.getNewServiceAssemblyEnvironment( String s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vironmentContext.setInstallationDir( File installatio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Context.getSharedLib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Installation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Component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getComponentEnvironment( String com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vironmentContext.init( JBIContainer container , String rootDi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ontext.getDeploymen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ontext.removeSharedLibraryDirect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vironmentContext.buildDirectoryStructur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nvironmentContext.getNewComponentEnvironment( String com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